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20B3AC2E62FFA5915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189in" svg:y="1.3882in" svg:width="8.4307in" svg:height="6.2634in" draw:z-index="0"><draw:image xlink:href="Pictures/10000000000002C00000020B3AC2E62FFA5915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29:45.937642781</meta:creation-date>
    <dc:date>2019-09-13T00:35:49.102656404</dc:date>
    <meta:editing-duration>PT55M5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